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M Sans Demi Cond 10" fo:font-weight="normal" officeooo:rsid="001bfd66" officeooo:paragraph-rsid="00bccbca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57bd44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887277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890498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fo:font-weight="bold" officeooo:rsid="0052c4fe" officeooo:paragraph-rsid="00bccbca" style:font-weight-asian="bold" style:font-weight-complex="bold"/>
    </style:style>
    <style:style style:name="P6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0bccbca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in" fo:margin-bottom="0.0043in" loext:contextual-spacing="false" fo:text-align="center" style:justify-single-word="false"/>
      <style:text-properties style:font-name="LM Sans Demi Cond 10" fo:font-size="13pt" fo:font-weight="bold" officeooo:rsid="0014be77" officeooo:paragraph-rsid="00bccbca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in" fo:margin-bottom="0.0043in" loext:contextual-spacing="false" fo:text-align="center" style:justify-single-word="false"/>
      <style:text-properties fo:color="#b22222" style:font-name="LM Sans Demi Cond 10" fo:font-size="14pt" fo:font-weight="bold" officeooo:rsid="0157bd44" officeooo:paragraph-rsid="0157bd44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 fo:padding="0.0193in" fo:border-left="none" fo:border-right="none" fo:border-top="0.06pt solid #808000" fo:border-bottom="none" style:shadow="none"/>
      <style:text-properties fo:color="#b22222" style:font-name="LM Sans Demi Cond 10" fo:font-size="14pt" fo:font-weight="bold" officeooo:rsid="0186fedb" officeooo:paragraph-rsid="010930af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LM Sans Demi Cond 10" fo:font-weight="bold" officeooo:rsid="018929fa" officeooo:paragraph-rsid="018929fa" style:font-weight-asian="bold" style:font-weight-complex="bold"/>
    </style:style>
    <style:style style:name="T1" style:family="text">
      <style:text-properties style:font-name="LM Sans Demi Cond 10" officeooo:rsid="0157bd44"/>
    </style:style>
    <style:style style:name="T2" style:family="text">
      <style:text-properties style:font-name="LM Sans Demi Cond 10" officeooo:rsid="01887277"/>
    </style:style>
    <style:style style:name="T3" style:family="text">
      <style:text-properties style:font-name="LM Sans Demi Cond 10" officeooo:rsid="01890498"/>
    </style:style>
    <style:style style:name="T4" style:family="text">
      <style:text-properties officeooo:rsid="005350f3"/>
    </style:style>
    <style:style style:name="T5" style:family="text">
      <style:text-properties officeooo:rsid="0157bd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riptografía y Computación</text:p>
      <text:p text:style-name="P7">Curso 201<text:span text:style-name="T4">8</text:span>-1<text:span text:style-name="T4">9</text:span></text:p>
      <text:p text:style-name="P1"/>
      <text:p text:style-name="P9">Criptografía de curva elíptica</text:p>
      <text:p text:style-name="P5"/>
      <text:p text:style-name="P10">Recursos:</text:p>
      <text:p text:style-name="P10"><text:a xlink:type="simple" xlink:href="http://www.criptored.upm.es/crypt4you/temas/ECC/leccion1/leccion1.html" text:style-name="Internet_20_link" text:visited-style-name="Visited_20_Internet_20_Link">http://www.criptored.upm.es/crypt4you/temas/ECC/leccion1/leccion1.html</text:a> <text:tab/>Diapos actualizadas</text:p>
      <text:p text:style-name="P10"><text:a xlink:type="simple" xlink:href="https://es.wikipedia.org/wiki/ECDSA" text:style-name="Internet_20_link" text:visited-style-name="Visited_20_Internet_20_Link">https://es.wikipedia.org/wiki/ECDSA</text:a> <text:tab/><text:tab/><text:tab/>A IMLEMENTAR</text:p>
      <text:p text:style-name="P10">COMPARAR CON DSA</text:p>
      <text:p text:style-name="P6"><text:span text:style-name="T5">Síntesis</text:span>. </text:p>
      <text:p text:style-name="P2"><text:span text:style-name="Source_20_Text"><text:span text:style-name="T1"/></text:span></text:p>
      <text:p text:style-name="P3"><text:span text:style-name="Source_20_Text"><text:span text:style-name="T2"># Optimización mejor, coste alg O(log(b))</text:span></text:span></text:p>
      <text:p text:style-name="P3"><text:span text:style-name="Source_20_Text"><text:span text:style-name="T2">def potenciamodular (a, b, m):</text:span></text:span></text:p>
      <text:p text:style-name="P3"><text:span text:style-name="Source_20_Text"><text:span text:style-name="T2"><text:tab/>aux = 1</text:span></text:span></text:p>
      <text:p text:style-name="P3"><text:span text:style-name="Source_20_Text"><text:span text:style-name="T2"><text:tab/>while (b &gt; 0):</text:span></text:span></text:p>
      <text:p text:style-name="P3"><text:span text:style-name="Source_20_Text"><text:span text:style-name="T2"><text:tab/><text:tab/>if (b%2 == 1):</text:span></text:span></text:p>
      <text:p text:style-name="P3"><text:span text:style-name="Source_20_Text"><text:span text:style-name="T2"><text:tab/><text:tab/><text:tab/>aux = (aux * a) % m</text:span></text:span></text:p>
      <text:p text:style-name="P3"><text:span text:style-name="Source_20_Text"><text:span text:style-name="T2"><text:tab/><text:tab/>a = (a**2) % m</text:span></text:span></text:p>
      <text:p text:style-name="P3"><text:span text:style-name="Source_20_Text"><text:span text:style-name="T2"><text:tab/><text:tab/>b /= 2</text:span></text:span></text:p>
      <text:p text:style-name="P3"><text:span text:style-name="Source_20_Text"><text:span text:style-name="T2"/></text:span></text:p>
      <text:p text:style-name="P3"><text:span text:style-name="Source_20_Text"><text:span text:style-name="T2"><text:tab/>return aux</text:span></text:span></text:p>
      <text:p text:style-name="P3"><text:span text:style-name="Source_20_Text"><text:span text:style-name="T2">#--------------</text:span></text:span></text:p>
      <text:p text:style-name="P4"><text:span text:style-name="Source_20_Text"><text:span text:style-name="T3"># CASO CURVAS ELIPTICAS</text:span></text:span></text:p>
      <text:p text:style-name="P3"><text:span text:style-name="Source_20_Text"><text:span text:style-name="T2">n*a</text:span></text:span></text:p>
      <text:p text:style-name="P3"><text:span text:style-name="Source_20_Text"><text:span text:style-name="T2"/></text:span></text:p>
      <text:p text:style-name="P3"><text:span text:style-name="Source_20_Text"><text:span text:style-name="T2">b = (0,0)</text:span></text:span></text:p>
      <text:p text:style-name="P3"><text:span text:style-name="Source_20_Text"><text:span text:style-name="T2">si n%2 = 1</text:span></text:span></text:p>
      <text:p text:style-name="P3"><text:span text:style-name="Source_20_Text"><text:span text:style-name="T2"><text:tab/>b = b+a</text:span></text:span></text:p>
      <text:p text:style-name="P3"><text:span text:style-name="Source_20_Text"><text:span text:style-name="T2">n = n/2</text:span></text:span></text:p>
      <text:p text:style-name="P3"><text:span text:style-name="Source_20_Text"><text:span text:style-name="T2">a = 2*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/>
      <style:text-properties style:font-name="LM Sans Demi Cond 10" fo:font-family="'LM Sans Demi Cond 10'" style:font-family-generic="swiss" style:font-pitch="variable" fo:font-size="11pt" fo:font-weight="bold" officeooo:rsid="0052c4fe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9-05-06T13:13:33.908379517</dc:date>
    <meta:editing-duration>P1DT6H31M21S</meta:editing-duration>
    <meta:editing-cycles>198</meta:editing-cycles>
    <meta:generator>LibreOffice/5.1.6.2$Linux_X86_64 LibreOffice_project/10m0$Build-2</meta:generator>
    <meta:printed-by>José Antonio Gómez Hernández</meta:printed-by>
    <meta:print-date>2013-10-03T11:05:59</meta:print-date>
    <meta:document-statistic meta:table-count="0" meta:image-count="0" meta:object-count="0" meta:page-count="1" meta:paragraph-count="25" meta:word-count="81" meta:character-count="495" meta:non-whitespace-character-count="421"/>
  </office:meta>
</office:document-meta>
</file>